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and line sql script</text:p>
      <text:p text:style-name="Standard"><text:span text:style-name="T1"/></text:p>
      <text:p text:style-name="P1">mysql&gt; show databases;</text:p>
      <text:p text:style-name="P2">+-----------------------------------+</text:p>
      <text:p text:style-name="P2">| Database <text:s text:c="25"/>|</text:p>
      <text:p text:style-name="P2">+-----------------------------------+</text:p>
      <text:p text:style-name="P2">| GeekBrains_spring_hibernate_local |</text:p>
      <text:p text:style-name="P2">| information_schema <text:s text:c="15"/>|</text:p>
      <text:p text:style-name="P2">| mysql <text:s text:c="28"/>|</text:p>
      <text:p text:style-name="P2">| performance_schema <text:s text:c="15"/>|</text:p>
      <text:p text:style-name="P2">| sys <text:s text:c="30"/>|</text:p>
      <text:p text:style-name="P2">| test <text:s text:c="29"/>|</text:p>
      <text:p text:style-name="P2">+-----------------------------------+</text:p>
      <text:p text:style-name="P2">6 rows in set (0,00 sec)</text:p>
      <text:p text:style-name="P2"/>
      <text:p text:style-name="P2">mysql&gt; use geekbrains_spring_hibernate_local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ysql&gt; show tables;</text:p>
      <text:p text:style-name="P2">+---------------------------------------------+</text:p>
      <text:p text:style-name="P2">| Tables_in_geekbrains_spring_hibernate_local |</text:p>
      <text:p text:style-name="P2">+---------------------------------------------+</text:p>
      <text:p text:style-name="P2">| users <text:s text:c="38"/>|</text:p>
      <text:p text:style-name="P2">+---------------------------------------------+</text:p>
      <text:p text:style-name="P2">1 row in set (0,00 sec)</text:p>
      <text:p text:style-name="P2"/>
      <text:p text:style-name="P2">mysql&gt; CREATE TABLE IF NOT EXISTS `products` (</text:p>
      <text:p text:style-name="P2"><text:s text:c="4"/>-&gt; `id` BIGINT UNSIGNED PRIMARY KEY NOT NULL AUTO_INCREMENT,</text:p>
      <text:p text:style-name="P2"><text:s text:c="4"/>-&gt; `name` VARCHAR(30) NOT NULL UNIQUE,</text:p>
      <text:p text:style-name="P2"><text:s text:c="4"/>-&gt; `description` VARCHAR(100),</text:p>
      <text:p text:style-name="P2"><text:s text:c="4"/>-&gt; `price` DECIMAL(10, 2) NOT NULL</text:p>
      <text:p text:style-name="P2"><text:s text:c="4"/>-&gt; );</text:p>
      <text:p text:style-name="P2">Query OK, 0 rows affected (0,02 sec)</text:p>
      <text:p text:style-name="P2"/>
      <text:p text:style-name="P2">mysql&gt; INSERT INTO `products` (`name`, `description`, `price`) VALUES</text:p>
      <text:p text:style-name="P2"><text:s text:c="4"/>-&gt; ("Product 1", "description 1", 12.54),</text:p>
      <text:p text:style-name="P2"><text:s text:c="4"/>-&gt; ("Product 2", "description 2", 134.76),</text:p>
      <text:p text:style-name="P2"><text:s text:c="4"/>-&gt; ("Product 3", "description 4", 3456.11),</text:p>
      <text:p text:style-name="P2"><text:s text:c="4"/>-&gt; ("Product 4", "description 4", 36.25),</text:p>
      <text:p text:style-name="P2"><text:s text:c="4"/>-&gt; ("Product 5", "description 5", 336.99);</text:p>
      <text:p text:style-name="P2">Query OK, 5 rows affected (0,01 sec)</text:p>
      <text:p text:style-name="P2">Records: 5 <text:s/>Duplicates: 0 <text:s/>Warnings: 0</text:p>
      <text:p text:style-name="P2"/>
      <text:p text:style-name="P2">mysql&gt; UPDATE `products` SET `description` = "description 3" WHERE `name` = "Product 3";</text:p>
      <text:p text:style-name="P2">Query OK, 1 row affected (0,00 sec)</text:p>
      <text:p text:style-name="P2">Rows matched: 1 <text:s/>Changed: 1 <text:s/>Warnings: 0</text:p>
      <text:p text:style-name="P2"/>
      <text:p text:style-name="P2"><text:soft-page-break/>mysql&gt; SELECT * FROM `products`;</text:p>
      <text:p text:style-name="P2">+----+-----------+---------------+---------+</text:p>
      <text:p text:style-name="P2">| id | name <text:s text:c="5"/>| description <text:s text:c="2"/>| price <text:s text:c="2"/>|</text:p>
      <text:p text:style-name="P2">+----+-----------+---------------+---------+</text:p>
      <text:p text:style-name="P2">| <text:s/>1 | Product 1 | description 1 | <text:s text:c="2"/>12.54 |</text:p>
      <text:p text:style-name="P2">| <text:s/>2 | Product 2 | description 2 | <text:s/>134.76 |</text:p>
      <text:p text:style-name="P2">| <text:s/>3 | Product 3 | description 3 | 3456.11 |</text:p>
      <text:p text:style-name="P2">| <text:s/>4 | Product 4 | description 4 | <text:s text:c="2"/>36.25 |</text:p>
      <text:p text:style-name="P2">| <text:s/>5 | Product 5 | description 5 | <text:s/>336.99 |</text:p>
      <text:p text:style-name="P2">+----+-----------+---------------+---------+</text:p>
      <text:p text:style-name="P2">5 rows in set (0,00 sec)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Бережной</meta:initial-creator>
    <meta:creation-date>2022-01-14T19:06:57</meta:creation-date>
    <meta:document-statistic meta:table-count="0" meta:image-count="0" meta:object-count="0" meta:page-count="2" meta:paragraph-count="53" meta:word-count="298" meta:character-count="2161"/>
    <dc:date>2022-01-14T20:16:09</dc:date>
    <dc:creator>Александр Бережной</dc:creator>
    <meta:editing-duration>PT54M</meta:editing-duration>
    <meta:editing-cycles>1</meta:editing-cycles>
    <meta:generator>OpenOffice/4.1.11$Unix OpenOffice.org_project/4111m1$Build-9808</meta:generator>
  </office:meta>
</office:document-meta>
</file>